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1c9203" officeooo:paragraph-rsid="001fb59a"/>
    </style:style>
    <style:style style:name="P2" style:family="paragraph" style:parent-style-name="Text_20_body">
      <style:text-properties officeooo:rsid="001c9203" officeooo:paragraph-rsid="00219f0c"/>
    </style:style>
    <style:style style:name="P3" style:family="paragraph" style:parent-style-name="Text_20_body">
      <style:text-properties officeooo:rsid="001d2dd3" officeooo:paragraph-rsid="001d2dd3"/>
    </style:style>
    <style:style style:name="P4" style:family="paragraph" style:parent-style-name="Text_20_body">
      <style:text-properties officeooo:rsid="001e18f8" officeooo:paragraph-rsid="001e18f8"/>
    </style:style>
    <style:style style:name="P5" style:family="paragraph" style:parent-style-name="Text_20_body">
      <style:text-properties officeooo:rsid="001fb59a" officeooo:paragraph-rsid="001fb59a"/>
    </style:style>
    <style:style style:name="P6" style:family="paragraph" style:parent-style-name="Text_20_body">
      <style:text-properties officeooo:rsid="0021bd33" officeooo:paragraph-rsid="0021bd33"/>
    </style:style>
    <style:style style:name="P7" style:family="paragraph" style:parent-style-name="Text_20_body">
      <style:text-properties officeooo:rsid="00230922" officeooo:paragraph-rsid="00230922"/>
    </style:style>
    <style:style style:name="P8" style:family="paragraph" style:parent-style-name="Text_20_body">
      <style:text-properties officeooo:rsid="0023d8aa" officeooo:paragraph-rsid="0023d8aa"/>
    </style:style>
    <style:style style:name="P9" style:family="paragraph" style:parent-style-name="Text_20_body">
      <style:text-properties officeooo:rsid="0025349d" officeooo:paragraph-rsid="0025349d"/>
    </style:style>
    <style:style style:name="P10" style:family="paragraph" style:parent-style-name="Text_20_body">
      <style:text-properties officeooo:rsid="0028c567" officeooo:paragraph-rsid="0028c567"/>
    </style:style>
    <style:style style:name="P11" style:family="paragraph" style:parent-style-name="Heading_20_1">
      <style:text-properties officeooo:paragraph-rsid="001c9203"/>
    </style:style>
    <style:style style:name="P12" style:family="paragraph" style:parent-style-name="Heading_20_1">
      <style:text-properties officeooo:paragraph-rsid="001d2dd3"/>
    </style:style>
    <style:style style:name="P13" style:family="paragraph" style:parent-style-name="Heading_20_1">
      <style:text-properties officeooo:paragraph-rsid="001e18f8"/>
    </style:style>
    <style:style style:name="P14" style:family="paragraph" style:parent-style-name="Heading_20_1">
      <style:text-properties officeooo:rsid="001e18f8" officeooo:paragraph-rsid="001e18f8"/>
    </style:style>
    <style:style style:name="P15" style:family="paragraph" style:parent-style-name="Heading_20_1">
      <style:text-properties officeooo:paragraph-rsid="001fb59a"/>
    </style:style>
    <style:style style:name="P16" style:family="paragraph" style:parent-style-name="Heading_20_1">
      <style:text-properties officeooo:rsid="001fb59a" officeooo:paragraph-rsid="001fb59a"/>
    </style:style>
    <style:style style:name="P17" style:family="paragraph" style:parent-style-name="Heading_20_1">
      <style:text-properties officeooo:rsid="00219f0c" officeooo:paragraph-rsid="00219f0c"/>
    </style:style>
    <style:style style:name="P18" style:family="paragraph" style:parent-style-name="Heading_20_1">
      <style:text-properties officeooo:rsid="0021bd33" officeooo:paragraph-rsid="0021bd33"/>
    </style:style>
    <style:style style:name="P19" style:family="paragraph" style:parent-style-name="Heading_20_1">
      <style:text-properties officeooo:rsid="00230922" officeooo:paragraph-rsid="00230922"/>
    </style:style>
    <style:style style:name="P20" style:family="paragraph" style:parent-style-name="Heading_20_1">
      <style:text-properties officeooo:rsid="0023d8aa" officeooo:paragraph-rsid="0023d8aa"/>
    </style:style>
    <style:style style:name="P21" style:family="paragraph" style:parent-style-name="Heading_20_1">
      <style:text-properties officeooo:rsid="0027f2d9" officeooo:paragraph-rsid="0027f2d9"/>
    </style:style>
    <style:style style:name="P22" style:family="paragraph" style:parent-style-name="Heading_20_1">
      <style:text-properties officeooo:rsid="0027f2d9" officeooo:paragraph-rsid="0028c567"/>
    </style:style>
    <style:style style:name="P23" style:family="paragraph" style:parent-style-name="Heading_20_1">
      <style:text-properties officeooo:rsid="0028c567" officeooo:paragraph-rsid="0028c567"/>
    </style:style>
    <style:style style:name="T1" style:family="text">
      <style:text-properties officeooo:rsid="001c9203"/>
    </style:style>
    <style:style style:name="T2" style:family="text">
      <style:text-properties fo:color="#000000" style:font-name="Liberation Sans1"/>
    </style:style>
    <style:style style:name="T3" style:family="text">
      <style:text-properties fo:color="#000000" style:font-name="Liberation Serif"/>
    </style:style>
    <style:style style:name="T4" style:family="text">
      <style:text-properties fo:color="#000000" style:font-name="Liberation Serif" officeooo:rsid="001fb59a"/>
    </style:style>
    <style:style style:name="T5" style:family="text">
      <style:text-properties officeooo:rsid="001d2dd3"/>
    </style:style>
    <style:style style:name="T6" style:family="text">
      <style:text-properties officeooo:rsid="001e18f8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f2d9" style:font-style-asian="normal" style:font-style-complex="normal"/>
    </style:style>
    <style:style style:name="T10" style:family="text">
      <style:text-properties officeooo:rsid="001fb59a"/>
    </style:style>
    <style:style style:name="T11" style:family="text">
      <style:text-properties style:font-name="Liberation Serif"/>
    </style:style>
    <style:style style:name="T12" style:family="text">
      <style:text-properties style:font-name="Liberation Serif" officeooo:rsid="001c9203"/>
    </style:style>
    <style:style style:name="T13" style:family="text">
      <style:text-properties style:font-name="Liberation Serif" officeooo:rsid="001fb59a"/>
    </style:style>
    <style:style style:name="T14" style:family="text">
      <style:text-properties officeooo:rsid="00261e9b"/>
    </style:style>
    <style:style style:name="T15" style:family="text">
      <style:text-properties officeooo:rsid="0028c567"/>
    </style:style>
    <style:style style:name="T16" style:family="text">
      <style:text-properties style:text-position="super 58%" fo:font-style="normal" style:font-style-asian="normal" style:font-style-complex="normal"/>
    </style:style>
    <style:style style:name="T17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<text:span text:style-name="T1">Alfv</text:span><text:span text:style-name="T2">é</text:span><text:span text:style-name="T1">n Waves</text:span></text:h>
      <text:p text:style-name="Text_20_body">Shear → along field line, <text:span text:style-name="T5">c</text:span>ompressional CAN move across field lines. </text:p>
      <text:p text:style-name="Text_20_body">Shear gives FLRs.</text:p>
      <text:p text:style-name="Text_20_body">Characterize odd/even by phase. </text:p>
      <text:h text:style-name="P11" text:outline-level="1"><text:span text:style-name="T1">Harmonic</text:span></text:h>
      <text:p text:style-name="P3">E nodes at the ionosphere. </text:p>
      <text:p text:style-name="P3">Odd/even → E antinode/node at the equator. </text:p>
      <text:p text:style-name="P3">B flipped. Matters for instrumentation. </text:p>
      <text:h text:style-name="P12" text:outline-level="1"><text:span text:style-name="T5">Polarization</text:span></text:h>
      <text:p text:style-name="P4">Poloidal → pulsing. </text:p>
      <text:p text:style-name="P4">Toroidal → twisting. </text:p>
      <text:p text:style-name="P4">That's B. E is switched. </text:p>
      <text:h text:style-name="P14" text:outline-level="1">Azimuthal Modenumber</text:h>
      <text:p text:style-name="P4">Toroidal is shear. Doesn't care. </text:p>
      <text:p text:style-name="P4">Low <text:span text:style-name="T7">m</text:span><text:span text:style-name="T8"> is compressional. External source. </text:span></text:p>
      <text:p text:style-name="P4"><text:span text:style-name="T8">High </text:span><text:span text:style-name="T7">m</text:span><text:span text:style-name="T8"> is guided. Internal source. </text:span></text:p>
      <text:h text:style-name="P13" text:outline-level="1"><text:span text:style-name="T6">Pc4s and Giant Pulsations</text:span></text:h>
      <text:p text:style-name="P4">Frequency. L=4 to L=7. 100keV ions. </text:p>
      <text:p text:style-name="P4"><text:span text:style-name="T8">Pg properties: toroidal vs poloida, even vs odd poloidal. </text:span></text:p>
      <text:p text:style-name="P4"><text:span text:style-name="T8">Noon at solar peak vs early morning at low solar cycle. </text:span></text:p>
      <text:h text:style-name="P15" text:outline-level="1"><text:span text:style-name="T10">Outline</text:span></text:h>
      <text:p text:style-name="P5">Model – Pg properties are hard to model. </text:p>
      <text:p text:style-name="P5">Results – Generic poloidal waves. Do Pgs fall out?</text:p>
      <text:p text:style-name="P5">RBSP – We have questions. RBSP has answers?</text:p>
      <text:h text:style-name="P15" text:outline-level="1"><text:soft-page-break/>“<text:span text:style-name="T10">Tuna Half</text:span>” <text:span text:style-name="T10">Dimensions</text:span></text:h>
      <text:p text:style-name="P5">Ionosphere is demanding. High <text:span text:style-name="T7">m</text:span><text:span text:style-name="T8"> is demanding. </text:span></text:p>
      <text:p text:style-name="P5">FLRs are azimuthally localized. </text:p>
      <text:p text:style-name="P5"><text:span text:style-name="T8">Do those right, neglect 3D structure. </text:span></text:p>
      <text:h text:style-name="P16" text:outline-level="1">Non-Orthogonal Geometry</text:h>
      <text:p text:style-name="P5">Field lines, ionosphere both important. </text:p>
      <text:p text:style-name="P5">Historically → approximate as orthonormal. </text:p>
      <text:p text:style-name="P5">We do it right, deal with gross math. </text:p>
      <text:h text:style-name="P16" text:outline-level="1">Physical Parameter Profiles</text:h>
      <text:p text:style-name="P5">Pedersen, Hall, parallel conductivities from Kelley – tweaked by Bob. </text:p>
      <text:p text:style-name="P5">Density, with plas<text:span text:style-name="T11">masphere → </text:span><text:span text:style-name="T12">Alfv</text:span><text:span text:style-name="T3">é</text:span><text:span text:style-name="T12">n </text:span><text:span text:style-name="T11">speed. </text:span></text:p>
      <text:p text:style-name="P5">Four different profiles. Mostly quiet, a bit of comparison. </text:p>
      <text:h text:style-name="P16" text:outline-level="1">Driving with Compression</text:h>
      <text:p text:style-name="P5">Solar wind, dipolarization front. </text:p>
      <text:p text:style-name="P5">Can't penetrate in this frequency range. </text:p>
      <text:p text:style-name="P5">Outer boundary nonphysical. </text:p>
      <text:h text:style-name="P17" text:outline-level="1">Driving with Current</text:h>
      <text:p text:style-name="P6">Known interaction with trapped particles. </text:p>
      <text:p text:style-name="P6">Easy to imagine perturbation. Hard to quantify. </text:p>
      <text:p text:style-name="P6">Pink noise. 0.01nT → 1 MA → 1e-4 uA/m^2. </text:p>
      <text:h text:style-name="P18" text:outline-level="1">Maxwell's Equations</text:h>
      <text:p text:style-name="P6">Turn current into <text:span text:style-name="T13"></text:span><text:span text:style-name="T12">Alfv</text:span><text:span text:style-name="T4">é</text:span><text:span text:style-name="T12">n</text:span> waves. </text:p>
      <text:p text:style-name="P7">The crank is kinda gross. </text:p>
      <text:p text:style-name="P7">It turns out you can exponentiate a tensor. </text:p>
      <text:p text:style-name="P2"/>
      <text:h text:style-name="P19" text:outline-level="1"><text:soft-page-break/>Electron Inertial Effects</text:h>
      <text:p text:style-name="P8">s0 dt/e0 bottoms out in the thousands. <text:span text:style-name="T15">TUNA has no parallel E or J. </text:span></text:p>
      <text:p text:style-name="P8">Dissertation – chapter-long detour. Boris factor. Cost. Instability. </text:p>
      <text:p text:style-name="P8">Results are about what you expect. </text:p>
      <text:h text:style-name="P20" text:outline-level="1">Coupling to the Atmosphere</text:h>
      <text:p text:style-name="P9"><text:span text:style-name="T15">One last bit of the model</text:span>. </text:p>
      <text:p text:style-name="P9">BC: perfectly conducting ground, thin E layer at top of atmosphere. </text:p>
      <text:p text:style-name="P9">Top gets plugged back in. Bottom is for <text:span text:style-name="T14">looking</text:span>. </text:p>
      <text:h text:style-name="P21" text:outline-level="1">Small-<text:span text:style-name="T7">m</text:span><text:span text:style-name="T8"> Snapshots</text:span></text:h>
      <text:p text:style-name="P10"><text:span text:style-name="T9">B</text:span><text:span text:style-name="T8">oth runs are quiet dayside, same driving. </text:span></text:p>
      <text:p text:style-name="P10">Three columns are... rows are... Earth fits here. </text:p>
      <text:p text:style-name="P10">P &amp; C: vague field-alignment. T: sharp. All comparably strong – log scale. </text:p>
      <text:h text:style-name="P22" text:outline-level="1"><text:span text:style-name="T15">Large</text:span>-<text:span text:style-name="T7">m</text:span><text:span text:style-name="T8"> Snapshots</text:span></text:h>
      <text:p text:style-name="P10"><text:span text:style-name="T9">P </text:span><text:span text:style-name="T8">still a bit smeared, T still sharper. </text:span></text:p>
      <text:p text:style-name="P10"><text:span text:style-name="T8">Guided P means energy can't move. </text:span></text:p>
      <text:p text:style-name="P10"><text:span text:style-name="T8">Some tunneling to 3</text:span><text:span text:style-name="T16">rd</text:span><text:span text:style-name="T8"> harmonic, but it's weak. </text:span></text:p>
      <text:h text:style-name="P23" text:outline-level="1"><text:span text:style-name="T8">Poloidal-to-Toroidal Rotation</text:span></text:h>
      <text:p text:style-name="P10"><text:span text:style-name="T9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Liberation Sans1" svg:font-family="'Liberation Sans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0%"/>
      <style:text-properties fo:font-size="15pt" officeooo:rsid="001d2dd3" style:font-size-asian="15pt" style:font-size-complex="15pt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les McEachern</meta:initial-creator>
    <meta:creation-date>2016-04-18T18:03:39.551161924</meta:creation-date>
    <meta:printed-by>Charles McEachern</meta:printed-by>
    <meta:print-date>2016-04-18T18:04:49.943386818</meta:print-date>
    <dc:date>2016-04-19T10:17:45.427326226</dc:date>
    <dc:creator>Charles McEachern</dc:creator>
    <meta:editing-duration>PT15H18M14S</meta:editing-duration>
    <meta:editing-cycles>13</meta:editing-cycles>
    <meta:generator>LibreOffice/4.2.8.2$Linux_X86_64 LibreOffice_project/420$Build-2</meta:generator>
    <meta:document-statistic meta:table-count="0" meta:image-count="0" meta:object-count="0" meta:page-count="3" meta:paragraph-count="65" meta:word-count="364" meta:character-count="2377" meta:non-whitespace-character-count="2021"/>
  </office:meta>
</office:document-meta>
</file>